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top" draw:auto-grow-height="false" fo:min-height="8.05cm" fo:min-width="6.6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564cm" fo:min-width="6.114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564cm" fo:min-width="6.11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998cm" fo:min-width="6.711cm"/>
    </style:style>
    <style:style style:name="gr5" style:family="graphic" style:parent-style-name="standard">
      <style:graphic-properties draw:textarea-horizontal-align="justify" draw:textarea-vertical-align="top" draw:auto-grow-height="false" fo:min-height="18.35cm" fo:min-width="6.9cm"/>
    </style:style>
    <style:style style:name="gr6" style:family="graphic" style:parent-style-name="standard">
      <style:graphic-properties draw:fill-color="#33ff99" draw:textarea-horizontal-align="justify" draw:textarea-vertical-align="top" draw:auto-grow-height="false" fo:min-height="3.902cm" fo:min-width="5.752cm"/>
    </style:style>
    <style:style style:name="gr7" style:family="graphic" style:parent-style-name="standard">
      <style:graphic-properties draw:fill-color="#ff66cc" draw:textarea-horizontal-align="justify" draw:textarea-vertical-align="middle" draw:auto-grow-height="false" fo:min-height="0.35cm" fo:min-width="5.4cm"/>
    </style:style>
    <style:style style:name="gr8" style:family="graphic" style:parent-style-name="standard">
      <style:graphic-properties draw:fill-color="#33ff99" draw:textarea-horizontal-align="justify" draw:textarea-vertical-align="top" draw:auto-grow-height="false" fo:min-height="6.008cm" fo:min-width="5.534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0.35cm" fo:min-width="5.4cm"/>
    </style:style>
    <style:style style:name="gr10" style:family="graphic" style:parent-style-name="standard">
      <style:graphic-properties draw:fill-color="#33ff99" draw:textarea-horizontal-align="justify" draw:textarea-vertical-align="top" draw:auto-grow-height="false" fo:min-height="1.736cm" fo:min-width="5.88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05cm" fo:min-width="1.15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fill-color="#ffff99" draw:textarea-horizontal-align="justify" draw:textarea-vertical-align="top" draw:auto-grow-height="false" fo:min-height="7.65cm" fo:min-width="6.6cm"/>
    </style:style>
    <style:style style:name="gr15" style:family="graphic" style:parent-style-name="standard">
      <style:graphic-properties draw:fill-color="#33ff99" draw:textarea-horizontal-align="justify" draw:textarea-vertical-align="top" draw:auto-grow-height="false" fo:min-height="1.736cm" fo:min-width="5.986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17" style:family="graphic" style:parent-style-name="standard">
      <style:graphic-properties draw:fill-color="#33ff99" draw:textarea-horizontal-align="justify" draw:textarea-vertical-align="middle" draw:auto-grow-height="false" fo:min-height="0.382cm" fo:min-width="6.132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307cm" fo:min-width="2.798cm"/>
    </style:style>
    <style:style style:name="gr19" style:family="graphic" style:parent-style-name="standard">
      <style:graphic-properties draw:stroke="none" svg:stroke-color="#000000" draw:fill="none" draw:fill-color="#ffffff" fo:min-height="0.575cm"/>
    </style:style>
    <style:style style:name="gr20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9900ff" draw:marker-end="Arrow" draw:marker-end-width="0.3cm" draw:fill="none" draw:fill-color="#729fcf" draw:textarea-vertical-align="middl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85cm" fo:min-width="2.7cm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.202cm" fo:min-width="2.252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2cm" fo:min-width="1.514cm"/>
    </style:style>
    <style:style style:name="P1" style:family="paragraph"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2" style:family="paragraph">
      <loext:graphic-properties draw:fill-color="#ff9999"/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729fcf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loext:graphic-properties draw:fill-color="#33ff99"/>
      <style:paragraph-properties fo:text-align="start"/>
    </style:style>
    <style:style style:name="P7" style:family="paragraph">
      <style:paragraph-properties fo:text-align="center">
        <style:tab-stops/>
      </style:paragraph-properties>
      <style:text-properties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8" style:family="paragraph">
      <loext:graphic-properties draw:fill-color="#729fcf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33ff99"/>
      <style:paragraph-properties fo:text-align="center"/>
    </style:style>
    <style:style style:name="P11" style:family="paragraph">
      <loext:graphic-properties draw:fill-color="#ff66cc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ff6600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ff3333"/>
      <style:paragraph-properties fo:text-align="center"/>
      <style:text-properties fo:font-size="11pt" style:font-size-asian="11pt" style:font-size-complex="11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-color="#ffff99"/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20" style:family="paragraph">
      <loext:graphic-properties draw:fill-color="#ffff99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.1cm" svg:height="8.3cm" svg:x="11.3cm" svg:y="1.2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6.7cm" svg:height="0.9cm" svg:x="11.6cm" svg:y="2.996cm">
          <text:p text:style-name="P3"><text:span text:style-name="T2">dir = director()</text:span></text:p>
          <draw:enhanced-geometry svg:viewBox="0 0 21600 21600" draw:path-stretchpoint-x="10800" draw:path-stretchpoint-y="10800" draw:text-areas="?f3 ?f4 ?f5 ?f6" draw:mirror-horizontal="false" draw:mirror-vertical="false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6.7cm" svg:height="0.9cm" svg:x="11.53cm" svg:y="4.225cm">
          <draw:glue-point draw:id="4" svg:x="3.014cm" svg:y="5.022cm"/>
          <text:p text:style-name="P3"><text:span text:style-name="T2">scene = scene_inicial(di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6.7cm" svg:height="0.9cm" svg:x="11.5cm" svg:y="7.7cm">
          <text:p text:style-name="P5">dir = loop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6.7cm" svg:height="0.9cm" svg:x="11.5cm" svg:y="6.4cm">
          <draw:glue-point draw:id="4" svg:x="3.059cm" svg:y="-3.888cm"/>
          <draw:glue-point draw:id="5" svg:x="2.462cm" svg:y="5cm"/>
          <text:p text:style-name="P5">dir = changue_scen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0" draw:id="id10" draw:layer="layout" svg:width="7.211cm" svg:height="1.248cm" svg:x="22.289cm" svg:y="13.479cm">
          <draw:glue-point draw:id="4" svg:x="5cm" svg:y="-2.596cm"/>
          <draw:glue-point draw:id="5" svg:x="5cm" svg:y="3.012cm"/>
          <text:p text:style-name="P7">Scene_inicial <text:s/>(scene)</text:p>
          <draw:enhanced-geometry svg:viewBox="0 0 21600 21600" draw:type="rectangle" draw:enhanced-path="M 0 0 L 21600 0 21600 21600 0 21600 0 0 Z N"/>
        </draw:custom-shape>
        <draw:custom-shape draw:style-name="gr4" draw:text-style-name="P8" xml:id="id11" draw:id="id11" draw:layer="layout" svg:width="7.211cm" svg:height="1.248cm" svg:x="22.289cm" svg:y="14.866cm">
          <text:p text:style-name="P7">Mundo <text:s text:c="11"/>(scene)</text:p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7.211cm" svg:height="1.248cm" svg:x="22.289cm" svg:y="16.252cm">
          <text:p text:style-name="P7">Scene_3 <text:s text:c="8"/>(scen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7.4cm" svg:height="18.6cm" svg:x="2.5cm" svg:y="3.5cm">
          <text:p text:style-name="P1"><text:span text:style-name="T1">Class dir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7cm" svg:height="4.6cm" svg:x="2.9cm" svg:y="4.4cm">
          <text:p text:style-name="P9">__init__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5.9cm" svg:height="0.6cm" svg:x="3.3cm" svg:y="5.5cm">
          <text:p text:style-name="P5"><text:span text:style-name="T3">self.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3" draw:id="id3" draw:layer="layout" svg:width="5.9cm" svg:height="0.6cm" svg:x="3.3cm" svg:y="6.3cm">
          <text:p text:style-name="P5"><text:span text:style-name="T3">self. Scene =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cm" svg:height="0.6cm" svg:x="3.3cm" svg:y="7.9cm">
          <text:p text:style-name="P5"><text:span text:style-name="T3">self.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cm" svg:height="0.6cm" svg:x="3.3cm" svg:y="7.1cm">
          <text:p text:style-name="P5"><text:span text:style-name="T3">self. quit_flag =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" draw:id="id4" draw:layer="layout" svg:width="6.6cm" svg:height="6.824cm" svg:x="2.9cm" svg:y="9.876cm">
          <draw:glue-point draw:id="4" svg:x="-4.848cm" svg:y="-3.541cm"/>
          <text:p text:style-name="P9">loop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167.34013747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13" draw:id="id13" draw:layer="layout" svg:width="5.9cm" svg:height="0.6cm" svg:x="3.2cm" svg:y="11.1cm">
          <text:p text:style-name="P5"><text:span text:style-name="T3">Eventos de salida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15" draw:id="id15" draw:layer="layout" svg:width="5.9cm" svg:height="0.6cm" svg:x="3.2cm" svg:y="12.4cm">
          <text:p text:style-name="P5"><text:span text:style-name="T3">scene.on_event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7" draw:id="id7" draw:layer="layout" svg:width="5.9cm" svg:height="0.6cm" svg:x="3.2cm" svg:y="13.8cm">
          <text:p text:style-name="P5"><text:span text:style-name="T3">scene.on_update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16" draw:id="id16" draw:layer="layout" svg:width="5.9cm" svg:height="0.6cm" svg:x="3.2cm" svg:y="15.3cm">
          <text:p text:style-name="P5"><text:span text:style-name="T3">scene.on_draw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8" draw:id="id8" draw:layer="layout" svg:width="6.6cm" svg:height="2.2cm" svg:x="2.9cm" svg:y="17cm">
          <text:p text:style-name="P9">Change_scene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" draw:id="id1" draw:layer="layout" svg:width="5.9cm" svg:height="0.6cm" svg:x="3.2cm" svg:y="18.2cm">
          <text:p text:style-name="P5"><text:span text:style-name="T3">self.scene = 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4" draw:id="id14" draw:layer="layout" svg:width="6.6cm" svg:height="2.2cm" svg:x="2.9cm" svg:y="19.5cm">
          <text:p text:style-name="P9">quit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5.9cm" svg:height="0.6cm" svg:x="3.2cm" svg:y="20.6cm">
          <text:p text:style-name="P5"><text:span text:style-name="T3">self. quit_flag =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9.1cm" svg:y1="18.5cm" svg:x2="16.499cm" svg:y2="7.3cm" draw:start-shape="id1" draw:start-glue-point="1" draw:end-shape="id2" draw:end-glue-point="5" svg:d="M9100 18500h7399v-11200" svg:viewBox="0 0 7400 11201">
          <text:p/>
        </draw:connector>
        <draw:custom-shape draw:style-name="gr12" draw:text-style-name="P15" xml:id="id9" draw:id="id9" draw:layer="layout" svg:width="3.3cm" svg:height="2.6cm" svg:x="18.2cm" svg:y="9.8cm">
          <text:p text:style-name="P14"><text:span text:style-name="T4">SELECCIONA</text:span></text:p>
          <text:p text:style-name="P14"><text:span text:style-name="T4">PANTAL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3" draw:layer="layout" draw:line-skew="-0.099cm 0.9cm" svg:x1="3.3cm" svg:y1="6.6cm" svg:x2="6.2cm" svg:y2="9.876cm" draw:start-shape="id3" draw:start-glue-point="3" draw:end-shape="id4" draw:end-glue-point="0" svg:d="M3300 6600h-600v2688h3500v588" svg:viewBox="0 0 3501 3277">
          <text:p/>
        </draw:connector>
        <draw:connector draw:style-name="gr11" draw:text-style-name="P13" draw:layer="layout" svg:x1="9.5cm" svg:y1="13.288cm" svg:x2="14.85cm" svg:y2="8.6cm" draw:start-shape="id4" draw:start-glue-point="1" draw:end-shape="id5" draw:end-glue-point="2" svg:d="M9500 13288h5350v-4688" svg:viewBox="0 0 5351 4689">
          <text:p/>
        </draw:connector>
        <draw:connector draw:style-name="gr11" draw:text-style-name="P13" draw:layer="layout" svg:x1="11.53cm" svg:y1="4.675cm" svg:x2="9.2cm" svg:y2="6.6cm" draw:start-shape="id6" draw:start-glue-point="3" draw:end-shape="id3" draw:end-glue-point="1" svg:d="M11530 4675h-1165v1925h-1165" svg:viewBox="0 0 2331 1926">
          <text:p/>
        </draw:connector>
        <draw:connector draw:style-name="gr11" draw:text-style-name="P13" draw:layer="layout" draw:line-skew="-0.299cm" svg:x1="3.2cm" svg:y1="14.1cm" svg:x2="2.9cm" svg:y2="18.1cm" draw:start-shape="id7" draw:start-glue-point="3" draw:end-shape="id8" draw:end-glue-point="3" svg:d="M3200 14100h-1100v4000h800" svg:viewBox="0 0 1101 4001">
          <text:p/>
        </draw:connector>
        <draw:frame draw:style-name="gr13" draw:text-style-name="P17" draw:layer="layout" svg:width="4.9cm" svg:height="0.725cm" svg:x="12.4cm" svg:y="2.275cm">
          <draw:text-box>
            <text:p text:style-name="P16"><text:span text:style-name="T3">INSTANCIA OBJETOS</text:span></text:p>
          </draw:text-box>
        </draw:frame>
        <draw:frame draw:style-name="gr13" draw:text-style-name="P18" draw:layer="layout" svg:width="6.8cm" svg:height="0.725cm" svg:x="11.5cm" svg:y="5.575cm">
          <draw:text-box>
            <text:p text:style-name="P16"><text:span text:style-name="T3">FUNCIONES</text:span></text:p>
          </draw:text-box>
        </draw:frame>
        <draw:g xml:id="id20" draw:id="id20">
          <draw:custom-shape draw:style-name="gr14" draw:text-style-name="P19" draw:layer="layout" svg:width="7.1cm" svg:height="7.9cm" svg:x="22.5cm" svg:y="4.1cm">
            <text:p text:style-name="P1"><text:span text:style-name="T1">Class scene</text:span></text:p>
            <text:p text:style-name="P1"><text:span text:style-name="T5">(clase abstracta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6.7cm" svg:height="2.2cm" svg:x="22.7cm" svg:y="5.4cm">
            <text:p text:style-name="P9">__init_( <text:s text:c="18"/>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draw:layer="layout" svg:width="5.9cm" svg:height="0.6cm" svg:x="23.1cm" svg:y="6.6cm">
            <text:p text:style-name="P5"><text:span text:style-name="T3">self. scre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xml:id="id18" draw:id="id18" draw:layer="layout" svg:width="2.7cm" svg:height="0.8cm" svg:x="25.5cm" svg:y="5.6cm">
            <text:p text:style-name="P9">director</text:p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6.7cm" svg:height="0.7cm" svg:x="22.7cm" svg:y="7.8cm">
            <text:p text:style-name="P5"><text:span text:style-name="T3">on_event 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6" draw:layer="layout" svg:width="6.7cm" svg:height="0.7cm" svg:x="22.7cm" svg:y="8.7cm">
            <text:p text:style-name="P5"><text:span text:style-name="T3">on_update 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6" draw:layer="layout" svg:width="6.7cm" svg:height="0.7cm" svg:x="22.7cm" svg:y="9.6cm">
            <text:p text:style-name="P5"><text:span text:style-name="T3">on_draw 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8" draw:text-style-name="P20" draw:layer="layout" svg:width="3.298cm" svg:height="1.5cm" draw:transform="rotate (0.00663225115757837) translate (25.999cm 12cm)">
              <text:p/>
              <draw:enhanced-geometry svg:viewBox="0 0 21600 21600" draw:text-areas="?f0 0 ?f2 ?f5" draw:type="down-arrow" draw:modifiers="8015.45636242505 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19" draw:text-style-name="P18" draw:layer="layout" svg:width="2.9cm" svg:height="0.825cm" svg:x="26.307cm" svg:y="12.1cm">
              <draw:text-box>
                <text:p text:style-name="P21"><text:span text:style-name="T3">Clase padre</text:span></text:p>
              </draw:text-box>
            </draw:frame>
          </draw:g>
        </draw:g>
        <draw:connector draw:style-name="gr11" draw:text-style-name="P13" draw:layer="layout" draw:line-skew="0.398cm 1.549cm" svg:x1="18.2cm" svg:y1="6.85cm" svg:x2="18.2cm" svg:y2="11.1cm" draw:start-shape="id2" draw:start-glue-point="1" draw:end-shape="id9" draw:end-glue-point="5" svg:d="M18200 6850h900v3250h-1401v1000h501" svg:viewBox="0 0 1402 4251">
          <text:p/>
        </draw:connector>
        <draw:connector draw:style-name="gr20" draw:text-style-name="P13" draw:layer="layout" draw:line-skew="-1.663cm" svg:x1="19.85cm" svg:y1="9.8cm" svg:x2="16.899cm" svg:y2="5.125cm" draw:start-shape="id9" draw:start-glue-point="4" draw:end-shape="id6" draw:end-glue-point="4" svg:d="M19850 9800v-4000h-2951v-675" svg:viewBox="0 0 2952 4676">
          <text:p/>
        </draw:connector>
        <draw:connector draw:style-name="gr11" draw:text-style-name="P13" draw:layer="layout" svg:x1="22.289cm" svg:y1="14.103cm" svg:x2="19.85cm" svg:y2="12.4cm" draw:start-shape="id10" draw:start-glue-point="3" draw:end-shape="id9" draw:end-glue-point="6" svg:d="M22289 14103h-2439v-1703" svg:viewBox="0 0 2440 1704">
          <text:p/>
        </draw:connector>
        <draw:connector draw:style-name="gr11" draw:text-style-name="P13" draw:layer="layout" svg:x1="22.289cm" svg:y1="15.49cm" svg:x2="19.85cm" svg:y2="12.4cm" draw:start-shape="id11" draw:start-glue-point="3" draw:end-shape="id9" draw:end-glue-point="6" svg:d="M22289 15490h-2439v-3090" svg:viewBox="0 0 2440 3091">
          <text:p/>
        </draw:connector>
        <draw:connector draw:style-name="gr11" draw:text-style-name="P13" draw:layer="layout" svg:x1="22.289cm" svg:y1="16.876cm" svg:x2="19.85cm" svg:y2="12.4cm" draw:start-shape="id12" draw:start-glue-point="3" draw:end-shape="id9" draw:end-glue-point="6" svg:d="M22289 16876h-2439v-4476" svg:viewBox="0 0 2440 4477">
          <text:p/>
        </draw:connector>
        <draw:connector draw:style-name="gr11" draw:text-style-name="P13" draw:layer="layout" draw:line-skew="-0.699cm" svg:x1="3.2cm" svg:y1="11.4cm" svg:x2="2.9cm" svg:y2="20.6cm" draw:start-shape="id13" draw:start-glue-point="3" draw:end-shape="id14" draw:end-glue-point="3" svg:d="M3200 11400h-1500v9200h1200" svg:viewBox="0 0 1501 9201">
          <text:p/>
        </draw:connector>
        <draw:connector draw:style-name="gr11" draw:text-style-name="P13" draw:layer="layout" svg:x1="6.15cm" svg:y1="13cm" svg:x2="6.15cm" svg:y2="13.8cm" draw:start-shape="id15" draw:start-glue-point="2" draw:end-shape="id7" draw:end-glue-point="0" svg:d="M6150 13000v800" svg:viewBox="0 0 1 801">
          <text:p/>
        </draw:connector>
        <draw:connector draw:style-name="gr11" draw:text-style-name="P13" draw:layer="layout" svg:x1="6.15cm" svg:y1="14.4cm" svg:x2="6.15cm" svg:y2="15.3cm" draw:start-shape="id7" draw:start-glue-point="2" draw:end-shape="id16" draw:end-glue-point="0" svg:d="M6150 14400v900" svg:viewBox="0 0 1 901">
          <text:p/>
        </draw:connector>
        <draw:connector draw:style-name="gr20" draw:text-style-name="P13" draw:layer="layout" draw:line-skew="0.399cm" svg:x1="18.3cm" svg:y1="3.446cm" svg:x2="28.2cm" svg:y2="6cm" draw:start-shape="id17" draw:start-glue-point="1" draw:end-shape="id18" draw:end-glue-point="1" svg:d="M18300 3446h10800v2554h-900" svg:viewBox="0 0 10801 2555">
          <text:p/>
        </draw:connector>
        <draw:connector draw:style-name="gr21" draw:text-style-name="P22" draw:layer="layout" svg:x1="6.2cm" svg:y1="3.5cm" svg:x2="11.6cm" svg:y2="3.446cm" draw:start-shape="id19" draw:start-glue-point="0" draw:end-shape="id17" draw:end-glue-point="3" svg:d="M6200 3500v-501h4550v447h850" svg:viewBox="0 0 5401 502">
          <text:p/>
        </draw:connector>
        <draw:connector draw:style-name="gr21" draw:text-style-name="P22" draw:layer="layout" draw:line-skew="-1.091cm 1.484cm" svg:x1="26.05cm" svg:y1="13.5cm" svg:x2="18.23cm" svg:y2="4.675cm" draw:start-shape="id20" draw:start-glue-point="2" draw:end-shape="id6" draw:end-glue-point="1" svg:d="M26050 13500v-600h-4200v-8225h-3620" svg:viewBox="0 0 7821 8826">
          <text:p/>
        </draw:connector>
        <draw:g>
          <draw:g>
            <draw:custom-shape draw:style-name="gr22" draw:text-style-name="P23" draw:layer="layout" svg:width="3.2cm" svg:height="3.1cm" svg:x="32.1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4" draw:layer="layout" svg:width="2.8cm" svg:height="0.5cm" svg:x="32.3cm" svg:y="14.2cm">
              <text:p text:style-name="P16"><text:span text:style-name="T3">personaj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4" draw:layer="layout" svg:width="2.8cm" svg:height="0.5cm" svg:x="32.3cm" svg:y="14.9cm">
              <text:p text:style-name="P16"><text:span text:style-name="T3">escenari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4" draw:layer="layout" svg:width="2.8cm" svg:height="0.5cm" svg:x="32.3cm" svg:y="15.6cm">
              <text:p text:style-name="P16"><text:span text:style-name="T3">util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4" draw:layer="layout" svg:width="2.8cm" svg:height="0.5cm" svg:x="32.3cm" svg:y="16.3cm">
              <text:p text:style-name="P16"><text:span text:style-name="T3">evento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4" draw:text-style-name="P25" draw:layer="layout" svg:width="2.3cm" svg:height="0.9cm" svg:x="29.6cm" svg:y="15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7:55:11.159000000</meta:creation-date>
    <dc:date>2016-12-28T20:45:31.134000000</dc:date>
    <meta:editing-duration>PT4M12S</meta:editing-duration>
    <meta:editing-cycles>1</meta:editing-cycles>
    <meta:document-statistic meta:object-count="61"/>
    <meta:generator>LibreOffice/5.2.3.3$Windows_x86 LibreOffice_project/d54a8868f08a7b39642414cf2c8ef2f228f780cf</meta:generator>
  </office:meta>
</office:document-meta>
</file>